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paragraph-rsid="0008fd24" style:font-size-asian="12pt" style:font-size-complex="12pt"/>
    </style:style>
    <style:style style:name="P2" style:family="paragraph" style:parent-style-name="Text_20_body">
      <style:text-properties fo:font-size="12pt" officeooo:paragraph-rsid="0021cca3" style:font-size-asian="12pt" style:font-size-complex="12pt"/>
    </style:style>
    <style:style style:name="P3" style:family="paragraph" style:parent-style-name="Text_20_body">
      <style:text-properties fo:font-size="12pt" officeooo:rsid="0021cca3" officeooo:paragraph-rsid="0021cca3" style:font-size-asian="12pt" style:font-size-complex="12pt"/>
    </style:style>
    <style:style style:name="P4" style:family="paragraph" style:parent-style-name="Text_20_body">
      <style:text-properties officeooo:paragraph-rsid="001cdd64"/>
    </style:style>
    <style:style style:name="P5" style:family="paragraph" style:parent-style-name="Text_20_body">
      <style:text-properties officeooo:rsid="001f3442" officeooo:paragraph-rsid="001f3442"/>
    </style:style>
    <style:style style:name="P6" style:family="paragraph" style:parent-style-name="Standard">
      <style:text-properties officeooo:paragraph-rsid="001cdd64"/>
    </style:style>
    <style:style style:name="P7" style:family="paragraph" style:parent-style-name="Standard">
      <style:text-properties officeooo:paragraph-rsid="00114979"/>
    </style:style>
    <style:style style:name="T1" style:family="text">
      <style:text-properties officeooo:rsid="0008fd24"/>
    </style:style>
    <style:style style:name="T2" style:family="text">
      <style:text-properties officeooo:rsid="0021cca3"/>
    </style:style>
    <style:style style:name="T3" style:family="text">
      <style:text-properties officeooo:rsid="00214ed6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8fd24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es un agente programador profesional con años de experiencia desarrollando indicadores para trading de criptomonedas. Necesito tu ayuda para hacer unos cambios en la watchlist que estamos haciendo.</text:p>
      <text:p text:style-name="P1">Revisa la documentación del proyecto para que tengas contexto. Analiza a profundidad su estructura, la lógica y formato visual. </text:p>
      <text:p text:style-name="P2">Tenemos en estos momentos <text:span text:style-name="T1">un</text:span> problema que <text:span text:style-name="T2">parece</text:span><text:span text:style-name="T3"> sencillo </text:span><text:span text:style-name="T2">de solucionar</text:span><text:span text:style-name="T3">: </text:span><text:span text:style-name="T2">La aplicación tiene dos tipos distintos de volume profile, son dos archivos de indicadores distintos. Uno se llama </text:span><text:span text:style-name="T3">VolumeProfileFixedRangeIndicator.js </text:span><text:span text:style-name="T2">y el otro es el VolumeProfileIndicator.js </text:span></text:p>
      <text:p text:style-name="P3">El <text:s/>VolumeProfileIndicator.js es el indicador principal y general a todas las monedas de la Watchlist. Él tiene una funcionalidad y es que si hay un <text:s/><text:span text:style-name="T3">VolumeProfileFixedRangeIndicator.js </text:span>creado por el usuario (puede crear tantos como quiera), el <text:s/>VolumeProfileIndicator.js en versión fixed, se desactiva (sólo debería existir en la versión dynamic). </text:p>
      <text:p text:style-name="P3">Esto se logra seleccionando un checkbox en el menú del VolumeProfileIndicator.js. El bug que tenemos ahorita es que al seleccionar ese checkbox no se está ocultando el <text:s/>VolumeProfileIndicator. Esto hace que se traslapen los dos y no se puede entender lo que hay graficado.</text:p>
      <text:p text:style-name="P4"><text:span text:style-name="T4">Es importante que pienses muy bien sobre las causas y soluciones. </text:span><text:span text:style-name="T5">Ofrece una solución que rompa al mínimo la estructura del proyecto para que no tengamos que andar remenda</text:span><text:span text:style-name="T1">ndo errores inesperados después.</text:span></text:p>
      <text:p text:style-name="P5">Antes de codificar dame un diagnóstico profesional con 3 soluciones viables y efectivas para poder tomar una decisión para avanzar.</text:p>
      <text:p text:style-name="P4">Las reglas de este proyecto son:</text:p>
      <text:p text:style-name="P4">1. hacer todo el trabajo con completa autonomía sin preguntarme. Sólo entrégame el código desarrollado completo y no escribas nada del código en el chat hasta que ya esté listo para poder ahorrar en cuanto al consumo porque se gasta muy rápido.</text:p>
      <text:p text:style-name="P4">2. No cambies nada del formato visual porque tardamos mucho en cuadrarlo.</text:p>
      <text:p text:style-name="P4">3. Nunca me mientas. Si no puedes hacer algo me debes informar y ser completamente honesto.</text:p>
      <text:p text:style-name="P4">4. Prefiero calidad sobre velocidad de trabajo. Que el código quede sin errores, desarrolla, prueba e itera por tu cuenta. Muéstrame el código ya pulido.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4:04:17.760016500</meta:creation-date>
    <dc:date>2025-11-10T07:46:04.065401200</dc:date>
    <meta:editing-duration>P1DT2H30M49S</meta:editing-duration>
    <meta:editing-cycles>22</meta:editing-cycles>
    <meta:generator>LibreOffice/25.2.6.2$Windows_X86_64 LibreOffice_project/729c5bfe710f5eb71ed3bbde9e06a6065e9c6c5d</meta:generator>
    <meta:print-date>2025-11-07T13:13:05.726401800</meta:print-date>
    <meta:printed-by>Archivos PDF</meta:printed-by>
    <meta:document-statistic meta:table-count="0" meta:image-count="0" meta:object-count="0" meta:page-count="1" meta:paragraph-count="12" meta:word-count="329" meta:character-count="2141" meta:non-whitespace-character-count="1817"/>
  </office:meta>
</office:document-meta>
</file>